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7.748cm"/>
    </style:style>
    <style:style style:name="gr5" style:family="graphic" style:parent-style-name="standard">
      <style:graphic-properties draw:stroke="none" svg:stroke-color="#000000" draw:fill="none" draw:fill-color="#ffffff" draw:auto-grow-height="true" draw:auto-grow-width="false" fo:max-height="0cm" fo:min-height="7.516cm"/>
    </style:style>
    <style:style style:name="gr6" style:family="graphic" style:parent-style-name="standard">
      <style:graphic-properties draw:stroke="none" svg:stroke-color="#000000" draw:fill="none" draw:fill-color="#ffffff" draw:auto-grow-height="true" draw:auto-grow-width="false" fo:max-height="0cm" fo:min-height="4.7cm"/>
    </style:style>
    <style:style style:name="gr7" style:family="graphic" style:parent-style-name="standard">
      <style:graphic-properties draw:stroke="none" svg:stroke-color="#000000" draw:fill="none" draw:fill-color="#ffffff" draw:auto-grow-height="true" draw:auto-grow-width="false" fo:max-height="0cm" fo:min-height="20.956cm"/>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paragraph-properties fo:text-align="center"/>
      <style:text-properties style:font-name="Segoe UI Semibold" fo:font-size="26pt" style:font-size-asian="26pt" style:font-size-complex="26pt"/>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style>
    <style:style style:name="P5"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fo:font-size="10pt" fo:font-weight="bold" style:font-name-asian="Segoe UI" style:font-size-asian="10pt" style:font-weight-asian="bold" style:font-name-complex="Segoe UI" style:font-size-complex="10pt" style:font-weight-complex="bold"/>
    </style:style>
    <style:style style:name="P6" style:family="paragraph">
      <style:paragraph-properties fo:text-align="start"/>
    </style:style>
    <style:style style:name="P7"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1"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1" style:family="text">
      <style:text-properties fo:color="#000000" style:font-name="Segoe UI Semibold" fo:font-size="28pt" style:text-underline-style="solid" style:text-underline-width="auto" style:text-underline-color="font-color" fo:font-weight="bold" style:font-name-asian="Segoe UI" style:font-size-asian="28pt" style:font-weight-asian="bold" style:font-name-complex="Segoe UI" style:font-size-complex="28pt" style:font-weight-complex="bold"/>
    </style:style>
    <style:style style:name="T2" style:family="text">
      <style:text-properties fo:color="#000000" style:font-name="Segoe UI1" fo:font-size="32pt" fo:font-weight="bold" style:font-name-asian="Segoe UI" style:font-size-asian="32pt" style:font-weight-asian="bold" style:font-name-complex="Segoe UI" style:font-size-complex="32pt" style:font-weight-complex="bold"/>
    </style:style>
    <style:style style:name="T3" style:family="text">
      <style:text-properties fo:color="#000000" style:text-position="super 58%" style:font-name="Segoe UI Semibold"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4" style:family="text">
      <style:text-properties fo:color="#000000" style:font-name="Segoe UI Semibold"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5" style:family="text">
      <style:text-properties fo:color="#000000" style:text-position="super 58%" style:font-name="Segoe UI Semibold1"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6" style:family="text">
      <style:text-properties fo:color="#000000" style:font-name="Segoe UI Semibold1"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7" style:family="text">
      <style:text-properties fo:color="#000000" style:text-position="super 58%" style:font-name="Segoe UI Semibold1" fo:font-size="32pt" fo:font-style="italic" style:font-name-asian="Segoe UI" style:font-size-asian="32pt" style:font-style-asian="italic" style:font-name-complex="Segoe UI" style:font-size-complex="32pt" style:font-style-complex="italic"/>
    </style:style>
    <style:style style:name="T8" style:family="text">
      <style:text-properties style:font-name="Segoe UI Semibold1" fo:font-size="32pt" fo:font-style="italic" style:font-size-asian="32pt" style:font-style-asian="italic" style:font-size-complex="32pt" style:font-style-complex="italic"/>
    </style:style>
    <style:style style:name="T9" style:family="text">
      <style:text-properties fo:color="#000000" style:font-name="Segoe UI Semibold1" fo:font-size="32pt" fo:font-style="italic" style:font-name-asian="Segoe UI" style:font-size-asian="32pt" style:font-style-asian="italic" style:font-name-complex="Segoe UI"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384cm" svg:height="3.063cm" svg:x="1.778cm" svg:y="0.747cm">
          <draw:text-box>
            <text:p text:style-name="P1"><text:span text:style-name="T1">OLD TESTAMENT</text:span></text:p>
            <text:p text:style-name="P1"><text:span text:style-name="T2">1 Kings 17:8–16</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draw:style-name="gr3" draw:text-style-name="P2" draw:layer="layout" svg:width="24.384cm" svg:height="6.263cm" svg:x="1.778cm" svg:y="1.016cm">
          <draw:text-box>
            <text:p text:style-name="P4"><text:span text:style-name="T3">8</text:span><text:span text:style-name="T4">Then the word of the LORD came to him, </text:span><text:span text:style-name="T3">9</text:span><text:span text:style-name="T4">“Arise, go to Zarephath, which belongs to Sidon, and dwell there. Behold, I have commanded a widow there to feed you.”</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draw:style-name="gr4" draw:text-style-name="P5" draw:layer="layout" svg:width="24.638cm" svg:height="7.998cm" svg:x="1.524cm" svg:y="0.892cm">
          <draw:text-box>
            <text:p text:style-name="P4"><text:span text:style-name="T3">10</text:span><text:span text:style-name="T4">So he arose and went to Zarephath. And when he came to the gate of the city, behold, a widow was there gathering sticks. And he called to her and said, “Bring me a little water in a vessel, that I may drink.”</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draw:style-name="gr5" draw:text-style-name="P5" draw:layer="layout" svg:width="24.638cm" svg:height="7.766cm" svg:x="1.524cm" svg:y="0.892cm">
          <draw:text-box>
            <text:p text:style-name="P4"><text:span text:style-name="T5">11</text:span><text:span text:style-name="T6">And as she was going to bring it, he called to her and said, “Bring me a morsel of bread in your hand.” </text:span><text:span text:style-name="T5">12</text:span><text:span text:style-name="T6">And she said, “As the LORD your God lives, I have nothing baked, only a handful of flour in a jar and a little oil in a jug.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draw:style-name="gr5" draw:text-style-name="P5" draw:layer="layout" svg:width="24.638cm" svg:height="7.766cm" svg:x="1.524cm" svg:y="0.892cm">
          <draw:text-box>
            <text:p text:style-name="P4"><text:span text:style-name="T4">And now I am gathering a couple of sticks that I may go in and prepare it for myself and my son, that we may eat it and die.” </text:span><text:span text:style-name="T3">13</text:span><text:span text:style-name="T4">And Elijah said to her, “Do not fear; go and do as you have said.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draw:style-name="gr6" draw:text-style-name="P5" draw:layer="layout" svg:width="24.638cm" svg:height="4.95cm" svg:x="1.524cm" svg:y="0.892cm">
          <draw:text-box>
            <text:p text:style-name="P4"><text:span text:style-name="T4">But first make me a little cake of it and bring it to me, and afterward make something for yourself and your son.</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draw:style-name="gr7" draw:text-style-name="P5" draw:layer="layout" svg:width="24.638cm" svg:height="21.206cm" svg:x="1.524cm" svg:y="0.892cm">
          <draw:text-box>
            <text:p text:style-name="P4"><text:span text:style-name="T5">14</text:span><text:span text:style-name="T6">For thus says the LORD the God of Israel, ‘The jar of flour shall not be spent, and the jug of oil shall not be empty, until the day that the LORD sends rain upon the earth.’”</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draw:style-name="gr5" draw:text-style-name="P7" draw:layer="layout" svg:width="24.638cm" svg:height="7.766cm" svg:x="1.524cm" svg:y="0.617cm">
          <draw:text-box>
            <text:p text:style-name="P6"><text:span text:style-name="T7">15</text:span><text:span text:style-name="T8">And she went and did as Elijah said. And she and he and her household ate for many days. </text:span><text:span text:style-name="T7">16</text:span><text:span text:style-name="T8">The jar of flour was not spent, neither did the jug of oil become empty, according to the word of the L</text:span><text:span text:style-name="T9">ORD</text:span><text:span text:style-name="T8"> that he spoke by Elijah.</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06T10:29:26.155000000</meta:creation-date>
    <dc:title>Blue template</dc:title>
    <meta:editing-duration>PT4M</meta:editing-duration>
    <meta:editing-cycles>6</meta:editing-cycles>
    <meta:generator>LibreOffice/6.0.6.2$Windows_X86_64 LibreOffice_project/0c292870b25a325b5ed35f6b45599d2ea4458e77</meta:generator>
    <dc:date>2018-11-07T14:24:27.364000000</dc:date>
    <meta:document-statistic meta:object-count="45"/>
  </office:meta>
</office:document-meta>
</file>